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0b0" officeooo:paragraph-rsid="000cd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ylometrics is a field which has seen a fair amount of research. One notable use was to find the authorship of a disputed federalist paper [ADD MORE AND THE FOOTNOTE]. [ADD SHAKESPEARE]. Some of the best techniques work very well and can be quite accurate. One issue with them however is that they do not help a writer who wants to write with a specific style to achieve that. For example in the Federalist case, the method of finding the frequency of certain common words does not help a writer know what to change in their own writing. As an example, just knowing that the frequency of the word [ADD WORD] is too low does not aid the writer in actually making changes because there are numerous ways to change the frequency. In general the common techniques are powerful because from a very simple feature set, a very complex internal structure can be inferred. This power however also means that the common methods of stylometrics are not particularly suited to my tas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05:54.642000000</meta:creation-date>
    <dc:date>2015-04-19T22:23:38.474000000</dc:date>
    <meta:editing-duration>P2DT4H2M33S</meta:editing-duration>
    <meta:editing-cycles>1</meta:editing-cycles>
    <meta:document-statistic meta:table-count="0" meta:image-count="0" meta:object-count="0" meta:page-count="1" meta:paragraph-count="1" meta:word-count="172" meta:character-count="974" meta:non-whitespace-character-count="803"/>
    <meta:generator>LibreOffice/4.1.3.2$Windows_x86 LibreOffice_project/70feb7d99726f064edab4605a8ab840c50ec57a</meta:generator>
  </office:meta>
</office:document-meta>
</file>